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ecf00" draw:fill="solid" draw:fill-color="#aec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0000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ff950e" draw:fill="solid" draw:fill-color="#ff66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34cm" svg:height="2.032cm" svg:x="1.889cm" svg:y="2.143cm">
          <text:p text:style-name="P1">Injured Vessel Collagen exposure (negatively charged surface)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953cm" svg:height="2.032cm" svg:x="2.524cm" svg:y="5.064cm">
          <text:p text:style-name="P1">HMW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953cm" svg:height="2.032cm" svg:x="14.424cm" svg:y="5.065cm">
          <text:p text:style-name="P1">PREKALLIKRE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953cm" svg:height="2.032cm" svg:x="8.524cm" svg:y="5.065cm">
          <text:p text:style-name="P1">Factor XII <text:s text:c="4"/>XI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xml:id="id4" draw:id="id4" draw:layer="layout" draw:line-skew="0.64cm" svg:x1="11cm" svg:y1="7.097cm" svg:x2="16.9cm" svg:y2="7.097cm" draw:start-shape="id1" draw:start-glue-point="2" draw:end-shape="id2" draw:end-glue-point="2" svg:d="M11000 7097v1142h5900v-1142" svg:viewBox="0 0 5901 1143">
          <text:p/>
        </draw:connector>
        <draw:custom-shape draw:style-name="gr2" draw:text-style-name="P1" xml:id="id3" draw:id="id3" draw:layer="layout" svg:width="4.953cm" svg:height="2.032cm" svg:x="11.514cm" svg:y="9.255cm">
          <text:p text:style-name="P1">KALLIKRE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3.99cm" svg:y1="9.255cm" svg:x2="13.95cm" svg:y2="8.239cm" draw:start-shape="id3" draw:start-glue-point="0" draw:end-shape="id4" draw:end-glue-point="0" svg:d="M13990 9255l-40-1016" svg:viewBox="0 0 41 1017">
          <text:p/>
        </draw:connector>
        <draw:connector draw:style-name="gr4" draw:text-style-name="P1" draw:layer="layout" draw:type="lines" draw:line-skew="0.641cm 4.832cm" svg:x1="13.99cm" svg:y1="11.287cm" svg:x2="5cm" svg:y2="7.096cm" draw:start-shape="id3" draw:start-glue-point="2" draw:end-shape="id5" draw:end-glue-point="2" svg:d="M13990 11287v1143h-8990v-5334" svg:viewBox="0 0 8991 5335">
          <text:p/>
        </draw:connector>
        <draw:custom-shape draw:style-name="gr2" draw:text-style-name="P1" xml:id="id6" draw:id="id6" draw:layer="layout" svg:width="4.953cm" svg:height="2.032cm" svg:x="2.324cm" svg:y="13.065cm">
          <text:p text:style-name="P1">Factor XI <text:s text:c="4"/>X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937cm" svg:y1="4.302cm" svg:x2="4.937cm" svg:y2="5.191cm">
          <text:p/>
        </draw:line>
        <draw:line draw:style-name="gr5" draw:text-style-name="P1" draw:layer="layout" svg:x1="11.037cm" svg:y1="4.302cm" svg:x2="11.037cm" svg:y2="5.191cm">
          <text:p/>
        </draw:line>
        <draw:line draw:style-name="gr5" draw:text-style-name="P1" draw:layer="layout" svg:x1="16.837cm" svg:y1="4.302cm" svg:x2="16.837cm" svg:y2="5.191cm">
          <text:p/>
        </draw:line>
        <draw:line draw:style-name="gr5" draw:text-style-name="P1" draw:layer="layout" svg:x1="9.936cm" svg:y1="14.108cm" svg:x2="10.571cm" svg:y2="14.108cm">
          <text:p/>
        </draw:line>
        <draw:line draw:style-name="gr4" draw:text-style-name="P1" draw:layer="layout" svg:x1="5.137cm" svg:y1="12.43cm" svg:x2="5.137cm" svg:y2="13.065cm">
          <text:p/>
        </draw:line>
        <draw:line draw:style-name="gr5" draw:text-style-name="P1" draw:layer="layout" svg:x1="11.536cm" svg:y1="6.108cm" svg:x2="12.171cm" svg:y2="6.108cm">
          <text:p/>
        </draw:line>
        <draw:connector draw:style-name="gr5" draw:text-style-name="P1" draw:layer="layout" draw:type="lines" draw:line-skew="-3.027cm" svg:x1="11.514cm" svg:y1="10.271cm" svg:x2="8.524cm" svg:y2="6.081cm" draw:start-shape="id3" draw:start-glue-point="3" draw:end-shape="id1" draw:end-glue-point="3" svg:d="M11514 10271h-3529l37-4190h502" svg:viewBox="0 0 3530 4191">
          <text:p/>
        </draw:connector>
        <draw:custom-shape draw:style-name="gr2" draw:text-style-name="P1" xml:id="id7" draw:id="id7" draw:layer="layout" svg:width="4.953cm" svg:height="2.032cm" svg:x="8.524cm" svg:y="13.065cm">
          <text:p text:style-name="P1">Factor IX <text:s text:c="5"/>IX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7.277cm" svg:y1="14.081cm" svg:x2="8.524cm" svg:y2="14.081cm" draw:start-shape="id6" draw:start-glue-point="1" draw:end-shape="id7" draw:end-glue-point="3" svg:d="M7277 14081h1247" svg:viewBox="0 0 1248 1">
          <text:p/>
        </draw:connector>
        <draw:line draw:style-name="gr5" draw:text-style-name="P1" draw:layer="layout" svg:x1="11.536cm" svg:y1="14.108cm" svg:x2="12.171cm" svg:y2="14.108cm">
          <text:p/>
        </draw:line>
        <draw:custom-shape draw:style-name="gr2" draw:text-style-name="P1" xml:id="id8" draw:id="id8" draw:layer="layout" svg:width="4.953cm" svg:height="2.032cm" svg:x="8.424cm" svg:y="15.866cm">
          <text:p text:style-name="P1">Factor VII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xml:id="id9" draw:id="id9" draw:layer="layout" draw:line-skew="0.23cm" svg:x1="13.377cm" svg:y1="16.882cm" svg:x2="13.477cm" svg:y2="14.081cm" draw:start-shape="id8" draw:start-glue-point="1" draw:end-shape="id7" draw:end-glue-point="1" svg:d="M13377 16882h831v-2801h-731" svg:viewBox="0 0 832 2802">
          <text:p/>
        </draw:connector>
        <draw:custom-shape draw:style-name="gr2" draw:text-style-name="P2" xml:id="id10" draw:id="id10" draw:layer="layout" svg:width="4.953cm" svg:height="2.032cm" svg:x="15.324cm" svg:y="14.466cm">
          <text:p text:style-name="P2"><text:span text:style-name="T1">Complex </text:span></text:p>
          <text:p text:style-name="P2"><text:span text:style-name="T1">FIXa-FVIIIa-calci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xml:id="id11" draw:id="id11" draw:layer="layout" svg:width="2.293cm" svg:height="0.806cm" svg:x="13.82cm" svg:y="13.148cm">
          <draw:text-box>
            <text:p text:style-name="P3"><text:span text:style-name="T2">Calcium</text:span></text:p>
          </draw:text-box>
        </draw:frame>
        <draw:connector draw:style-name="gr5" draw:text-style-name="P1" draw:layer="layout" draw:type="line" svg:x1="14.208cm" svg:y1="15.481cm" svg:x2="15.324cm" svg:y2="15.482cm" draw:start-shape="id9" draw:start-glue-point="0" draw:end-shape="id10" draw:end-glue-point="3" svg:d="M14208 15481l1116 1" svg:viewBox="0 0 1117 2">
          <text:p/>
        </draw:connector>
        <draw:connector draw:style-name="gr5" draw:text-style-name="P1" draw:layer="layout" draw:type="line" svg:x1="14.966cm" svg:y1="13.954cm" svg:x2="14.922cm" svg:y2="15.214cm" draw:start-shape="id11" draw:start-glue-point="2" svg:d="M14966 13954l-44 1260" svg:viewBox="0 0 45 1261">
          <text:p/>
        </draw:connector>
        <draw:line draw:style-name="gr5" draw:text-style-name="P1" draw:layer="layout" svg:x1="5.336cm" svg:y1="14.108cm" svg:x2="5.971cm" svg:y2="14.108cm">
          <text:p/>
        </draw:line>
        <draw:custom-shape draw:style-name="gr8" draw:text-style-name="P1" xml:id="id12" draw:id="id12" draw:layer="layout" svg:width="4.318cm" svg:height="1.905cm" svg:x="15.627cm" svg:y="17.78cm">
          <text:p text:style-name="P1">Factor X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7.8cm" svg:y1="16.498cm" svg:x2="17.786cm" svg:y2="17.78cm" draw:start-shape="id10" draw:start-glue-point="2" draw:end-shape="id12" svg:d="M17800 16498l-14 1282" svg:viewBox="0 0 15 12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drigo Mendez</meta:initial-creator>
    <meta:creation-date>2015-11-18T13:49:50.182870037</meta:creation-date>
    <dc:date>2015-11-18T14:24:05.473168780</dc:date>
    <dc:creator>Rodrigo Mendez</dc:creator>
    <meta:editing-duration>PT3M54S</meta:editing-duration>
    <meta:editing-cycles>1</meta:editing-cycles>
    <meta:document-statistic meta:object-count="28"/>
    <meta:generator>LibreOffice/4.2.8.2$Linux_X86_64 LibreOffice_project/420m0$Build-2</meta:generator>
  </office:meta>
</office:document-meta>
</file>